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or learning purposes it might make sense to stay with the GoF definitions of Factory Method and Abstract Factory. I say this because GoF is a common point reference and discussion around the basic patterns. So best to be wary of many of the "examples" found on the advertisement filled sites because many are very misleading.</text:p>
      <text:p text:style-name="Standard"/>
      <text:p text:style-name="Standard">There are 2 factory patterns Factory Method and Abstract Factory. </text:p>
      <text:p text:style-name="Standard"/>
      <text:p text:style-name="Standard">Simple Factory: This not a separate pattern, it is a special case of Factory Method. There is no mention of Simple Factory pattern as a named pattern in Gof. See below.</text:p>
      <text:p text:style-name="Standard"/>
      <text:p text:style-name="Standard">Factory Method: This does NOT involve a Factory object. It involves Factory methods() as the name suggests.</text:p>
      <text:p text:style-name="Standard"/>
      <text:p text:style-name="Standard">Example: Consider a base TextEditor class with subclasses for C#, PHP, JS, HTML etc. Each subclass needs its own SyntaxChecker object. The TextEditor base class has an abstract method CreateSyntaxChecker() and each subclass of <text:s/>TextEditor implements CreateSyntaxChecker() interface and returns the specific SyntaxChecker needed by the subclass. Consider pseudo code below for typical use.</text:p>
      <text:p text:style-name="Standard"/>
      <text:p text:style-name="Standard">Editor = new PHPTextEditor; <text:s text:c="35"/>// instantiates PHP subclass of <text:s/>TextEditor</text:p>
      <text:p text:style-name="Standard">_syntaxChecker = this-&gt;CreateSyntaxChecker(); <text:s text:c="4"/>// The constrcutor of <text:s/>PHPTextEditor invokes its over-ridden CreateSyntaxChecker() method, which returns the correct PHP SyntaxChecker object.</text:p>
      <text:p text:style-name="Standard"/>
      <text:p text:style-name="Standard">This complies with GoF Intent of Factory Method. "Define an interface for creating an object, but let subclasses decide which class to instantiate".</text:p>
      <text:p text:style-name="Standard"/>
      <text:p text:style-name="Standard">Simple Factory: is a variation of Factory Method. In this variation, using the text editor example, the TextEditor base class has an concrete (instead of abstract) method CreateSyntaxChecker(), which may or not be over-ridden in subclasses, and if not over-ridden, the base class implementation is used.</text:p>
      <text:p text:style-name="Standard"/>
      <text:p text:style-name="Standard">Abstract Factory: <text:s/>The GoF Intent of Abstract Factory is to "provide an interface for creating families of related or dependent object, without speciifying their concrete classes". <text:s/>What is means in practice is creating an abstract Factory class, whose subclasses define how to create families of related objects.</text:p>
      <text:p text:style-name="Standard"/>
      <text:p text:style-name="Standard">Example: Extending the <text:s/>TextEditor example, we realise that also need language specific Formatter, and Debug modules in addition to SyntaxChecker. <text:s/>(We could achieve this by multiple applications of Factory Method, but this involves editing several classes). Define an abstract Factory class with 3 abstract methods <text:s/>CreateSyntaxChecker(), CreateDebugger(), CreateFormatter(). Then define subclass PHPFactory, JSFactory, HTMLFactory etc each of which provide implementations for the 3 methods and return the correct object instances.</text:p>
      <text:p text:style-name="Standard"/>
      <text:p text:style-name="Standard">Consider pseudo code below for typical use.</text:p>
      <text:p text:style-name="Standard">Factory = new PHPFactory();</text:p>
      <text:p text:style-name="Standard">Editor = new PHPEditor(Factory); <text:s text:c="3"/>// Constructor of PHPEditor will invoke the 3 Factory methods to instantiate the correct versions of the SyntaxChecker, Debugger and Formatter objects.</text:p>
      <text:p text:style-name="Standard"/>
      <text:p text:style-name="Standard">I strongly suggest refactoring your code to comply with the GoF "standard" as a starting point, especially when learning. Later feel free to adapt and adjust to suit your needs, when you are sure of what you are doing :-).</text:p>
      <text:p text:style-name="Standard"><text:s/></text:p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M3S</meta:editing-duration>
    <meta:editing-cycles>3</meta:editing-cycles>
    <meta:generator>OpenOffice/4.1.4$Win32 OpenOffice.org_project/414m5$Build-9788</meta:generator>
    <dc:date>2018-08-16T08:12:02.52</dc:date>
    <dc:creator>Brendan Curtin</dc:creator>
    <meta:document-statistic meta:table-count="0" meta:image-count="0" meta:object-count="0" meta:page-count="2" meta:paragraph-count="16" meta:word-count="461" meta:character-count="3130"/>
    <meta:user-defined meta:name="Info 1"/>
    <meta:user-defined meta:name="Info 2"/>
    <meta:user-defined meta:name="Info 3"/>
    <meta:user-defined meta:name="Info 4"/>
  </office:meta>
</office:document-meta>
</file>